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30a" officeooo:paragraph-rsid="000d230a"/>
    </style:style>
    <style:style style:name="P2" style:family="paragraph" style:parent-style-name="Standard" style:list-style-name="L1">
      <style:text-properties officeooo:rsid="000d230a" officeooo:paragraph-rsid="000d230a"/>
    </style:style>
    <style:style style:name="P3" style:family="paragraph" style:parent-style-name="Standard" style:list-style-name="L1">
      <style:text-properties officeooo:rsid="000d230a" officeooo:paragraph-rsid="000d251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2518"/>
    </style:style>
    <style:style style:name="T3" style:family="text">
      <style:text-properties officeooo:rsid="000eefe8"/>
    </style:style>
    <style:style style:name="T4" style:family="text">
      <style:text-properties officeooo:rsid="000ff21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a Expresiones regulares, predicados y funciones.</text:p>
      <text:p text:style-name="P1"/>
      <text:list xml:id="list1672908630" text:style-name="L1">
        <text:list-item>
          <text:p text:style-name="P2">Listar los datos del a<text:span text:style-name="T3">lquileres</text:span> y junto al precio los siguientes valores:</text:p>
          <text:p text:style-name="P2">error si es negativo</text:p>
          <text:p text:style-name="P2">gratis si es cero</text:p>
          <text:p text:style-name="P2">barato si vale menos de <text:span text:style-name="T3">200</text:span>€</text:p>
          <text:p text:style-name="P2">normal entre <text:span text:style-name="T3">200</text:span> y <text:span text:style-name="T3">300</text:span>€</text:p>
          <text:p text:style-name="P2">caro en el resto de los casos.</text:p>
        </text:list-item>
        <text:list-item>
          <text:p text:style-name="P2">En las <text:span text:style-name="T3">Reparaciones </text:span>los <text:span text:style-name="T4">porcentajes </text:span>IVA negativos <text:span text:style-name="T4">o 0</text:span> se consideran nulos. Mostrar <text:span text:style-name="T3">reparaciones</text:span> de venta con su iva positivo y nulo.</text:p>
        </text:list-item>
        <text:list-item>
          <text:p text:style-name="P2">Comprobar que <text:span text:style-name="T3">propietarios</text:span> tienen un nif con el formato:</text:p>
          <text:p text:style-name="P2">a) 9 números y una letra mayúscula. </text:p>
          <text:p text:style-name="P2">b) 9 números y una letra (de dos formas)</text:p>
          <text:p text:style-name="P2">c) Los que tienen menos de 5 caracteres.</text:p>
        </text:list-item>
        <text:list-item>
          <text:p text:style-name="P2">Hay <text:span text:style-name="T3">reparaciones</text:span> con id_venta a null, mostrar todas las lineas de venta cambiando este null por un 0.</text:p>
        </text:list-item>
        <text:list-item>
          <text:p text:style-name="P2">Generar una expresión regular que filtre números de teléfono con el formato: 999-999-999</text:p>
        </text:list-item>
        <text:list-item>
          <text:p text:style-name="P2">Generar una expresión regular que filtre números de teléfono con el formato: 999\999\999</text:p>
        </text:list-item>
        <text:list-item>
          <text:p text:style-name="P2"><text:span text:style-name="T4">Inquilinos</text:span> cuya población comience por <text:span text:style-name="T4">M</text:span>, de distintas formas.</text:p>
        </text:list-item>
        <text:list-item>
          <text:p text:style-name="P2"><text:span text:style-name="T4">Propietarios</text:span> cuya población no empiece por A sin usar not.</text:p>
        </text:list-item>
        <text:list-item>
          <text:p text:style-name="P2"><text:span text:style-name="T4">Reparadores</text:span> cuya población contenga la palabra <text:span text:style-name="T1">de</text:span> de varias formas</text:p>
        </text:list-item>
        <text:list-item>
          <text:p text:style-name="P2">Expresión regular para un correo electrónico como entre 1..30 (letras números),</text:p>
          <text:p text:style-name="P3">una arroba 1..<text:span text:style-name="T2">15</text:span> (letras números) <text:span text:style-name="T2">un punto y </text:span>1..3 (letras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18T20:57:32.555968913</meta:creation-date>
    <dc:date>2024-10-09T11:57:57.698000000</dc:date>
    <meta:editing-duration>PT5M38S</meta:editing-duration>
    <meta:editing-cycles>3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20" meta:word-count="203" meta:character-count="1168" meta:non-whitespace-character-count="994"/>
  </office:meta>
</office:document-meta>
</file>